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8c2bb" officeooo:paragraph-rsid="0018c2bb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8c2bb" officeooo:paragraph-rsid="0018c2bb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8c2bb" officeooo:paragraph-rsid="0018c2bb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e25ac" officeooo:paragraph-rsid="001e25ac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rsid="001e25ac" officeooo:paragraph-rsid="001e25ac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1f7044" officeooo:paragraph-rsid="001f7044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201421" officeooo:paragraph-rsid="00201421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Caladea" fo:font-size="12pt" fo:font-weight="normal" officeooo:rsid="001bda76" officeooo:paragraph-rsid="0020142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adea" fo:font-size="18pt" fo:font-weight="normal" officeooo:rsid="001da576" officeooo:paragraph-rsid="00201421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48pt" officeooo:rsid="0018c2bb" officeooo:paragraph-rsid="0018c2bb" style:font-size-asian="42pt" style:font-size-complex="48pt"/>
    </style:style>
    <style:style style:name="P11" style:family="paragraph" style:parent-style-name="Standard">
      <style:paragraph-properties fo:text-align="center" style:justify-single-word="false"/>
      <style:text-properties fo:font-size="48pt" officeooo:rsid="001e25ac" officeooo:paragraph-rsid="001e25ac" style:font-size-asian="42pt" style:font-size-complex="48pt"/>
    </style:style>
    <style:style style:name="P12" style:family="paragraph" style:parent-style-name="Default">
      <style:paragraph-properties fo:text-align="start" style:justify-single-word="false"/>
      <style:text-properties fo:color="#000000" style:font-name="Liberation Serif" fo:font-size="18pt" fo:font-style="normal" fo:font-weight="normal" officeooo:rsid="001e25ac" officeooo:paragraph-rsid="001e25ac" style:font-size-asian="18pt" style:font-style-asian="normal" style:font-weight-asian="normal" style:font-size-complex="18pt"/>
    </style:style>
    <style:style style:name="P13" style:family="paragraph" style:parent-style-name="Default">
      <style:paragraph-properties fo:text-align="start" style:justify-single-word="false"/>
      <style:text-properties fo:font-size="18pt" officeooo:rsid="001e25ac" officeooo:paragraph-rsid="001e25ac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fo:font-size="16pt" officeooo:rsid="00217967" officeooo:paragraph-rsid="00217967" style:font-size-asian="14pt" style:font-size-complex="16pt"/>
    </style:style>
    <style:style style:name="P15" style:family="paragraph" style:parent-style-name="Default">
      <style:paragraph-properties fo:text-align="start" style:justify-single-word="false"/>
      <style:text-properties fo:color="#000000" style:font-name="Liberation Serif" fo:font-size="16pt" fo:font-style="normal" fo:font-weight="normal" officeooo:rsid="00217967" officeooo:paragraph-rsid="00217967" style:font-size-asian="16pt" style:font-style-asian="normal" style:font-weight-asian="normal" style:font-size-complex="16pt"/>
    </style:style>
    <style:style style:name="P16" style:family="paragraph" style:parent-style-name="Default">
      <style:paragraph-properties fo:text-align="start" style:justify-single-word="false"/>
      <style:text-properties fo:color="#000000" style:font-name="Liberation Serif" fo:font-size="16pt" fo:font-style="normal" fo:font-weight="normal" officeooo:rsid="00217967" officeooo:paragraph-rsid="00217967" style:font-size-asian="14pt" style:font-style-asian="normal" style:font-weight-asian="normal" style:font-size-complex="16pt"/>
    </style:style>
    <style:style style:name="T1" style:family="text">
      <style:text-properties officeooo:rsid="001e25ac"/>
    </style:style>
    <style:style style:name="T2" style:family="text">
      <style:text-properties officeooo:rsid="00201421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02179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мпьютерная Безопасность</text:p>
      <text:p text:style-name="P1">МИЕМ НИУ ВШЭ</text:p>
      <text:p text:style-name="P1"/>
      <text:p text:style-name="P1"/>
      <text:p text:style-name="P2">Работа: Мельникова Льва СКБ 161</text:p>
      <text:p text:style-name="P2">Вариант 19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Сравнение <text:span text:style-name="T1">генераторов</text:span></text:p>
      <text:p text:style-name="P11">псевдо-случайный чисе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Были <text:span text:style-name="T1">исследованы следующие алгоритмы</text:span>:</text:p>
      <text:p text:style-name="P3"/>
      <text:p text:style-name="P3">1. <text:span text:style-name="T1">xorshift</text:span></text:p>
      <text:p text:style-name="P3">2. <text:span text:style-name="T1">Линейный конгруентный метод</text:span></text:p>
      <text:p text:style-name="P3">3. <text:span text:style-name="T1">Обертка на rand из cstdlib</text:span></text:p>
      <text:p text:style-name="P3"/>
      <text:p text:style-name="P12">Были вычислены минимумы, максимумы, среднее, отклонения, коэфиценты корреляции на выборках составленных этими алгоритмами.</text:p>
      <text:p text:style-name="P12"/>
      <text:p text:style-name="P12">Описание выборки</text:p>
      <text:p text:style-name="P12">Диапазон: 5000</text:p>
      <text:p text:style-name="P12">Количество элементов: 30000</text:p>
      <text:p text:style-name="P12">Количество степеней свободы: 10</text:p>
      <text:p text:style-name="P12">Квантиль принятия по Хи-Квадрат:90%</text:p>
      <text:p text:style-name="P12"/>
      <text:p text:style-name="P12">Исследовались значения на 10 выборках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Результаты stdcrand</text:p>
      <text:p text:style-name="P15">min|max: 0|4999</text:p>
      <text:p text:style-name="P15">mean|deviation|variation: 2514.54|1442.07|0.573492</text:p>
      <text:p text:style-name="P15">chi|percentile: 43.209|90</text:p>
      <text:p text:style-name="P15">min|max: 0|4999</text:p>
      <text:p text:style-name="P15">mean|deviation|variation: 2503.62|1439.38|0.57492</text:p>
      <text:p text:style-name="P15">chi|percentile: 34.8393|55</text:p>
      <text:p text:style-name="P15">min|max: 0|4999</text:p>
      <text:p text:style-name="P15">mean|deviation|variation: 2507.5|1440.18|0.57435</text:p>
      <text:p text:style-name="P15">chi|percentile: 33.0473|45</text:p>
      <text:p text:style-name="P15">min|max: 0|4999</text:p>
      <text:p text:style-name="P15">mean|deviation|variation: 2490.41|1443.31|0.579546</text:p>
      <text:p text:style-name="P15">chi|percentile: 36.545|65</text:p>
      <text:p text:style-name="P15">min|max: 0|4999</text:p>
      <text:p text:style-name="P15">mean|deviation|variation: 2482.46|1446.07|0.582515</text:p>
      <text:p text:style-name="P15">chi|percentile: 39.9843|75</text:p>
      <text:p text:style-name="P15">min|max: 0|4999</text:p>
      <text:p text:style-name="P15">mean|deviation|variation: 2510.07|1443.69|0.575161</text:p>
      <text:p text:style-name="P15">chi|percentile: 30.9567|35</text:p>
      <text:p text:style-name="P15">min|max: 0|4999</text:p>
      <text:p text:style-name="P15">mean|deviation|variation: 2495.79|1443.76|0.578479</text:p>
      <text:p text:style-name="P15">chi|percentile: 23.812|20</text:p>
      <text:p text:style-name="P15">min|max: 0|4999</text:p>
      <text:p text:style-name="P15">mean|deviation|variation: 2493.05|1442.69|0.578687</text:p>
      <text:p text:style-name="P15">chi|percentile: 29.6943|30</text:p>
      <text:p text:style-name="P15">min|max: 0|4999</text:p>
      <text:p text:style-name="P15">mean|deviation|variation: 2489.39|1455.01|0.584486</text:p>
      <text:p text:style-name="P15">chi|percentile: 42.7027|85</text:p>
      <text:p text:style-name="P15">min|max: 0|4999</text:p>
      <text:p text:style-name="P15">mean|deviation|variation: 2490.96|1439.92|0.578057</text:p>
      <text:p text:style-name="P15">chi|percentile: 38.3113|70</text:p>
      <text:p text:style-name="P15">CHI MEAN:35.3102</text:p>
      <text:p text:style-name="P15">PERCENTILE MEAN:57</text:p>
      <text:p text:style-name="P15"/>
      <text:p text:style-name="P15"/>
      <text:p text:style-name="P15"/>
      <text:p text:style-name="P12"><text:soft-page-break/>Результаты xorshift</text:p>
      <text:p text:style-name="P16">min|max: 0|4999</text:p>
      <text:p text:style-name="P16">mean|deviation|variation: 2496.99|1448.5|0.580098</text:p>
      <text:p text:style-name="P16">chi|percentile: 41.284|80</text:p>
      <text:p text:style-name="P16">min|max: 0|4999</text:p>
      <text:p text:style-name="P16">mean|deviation|variation: 2506.05|1437.81|0.573737</text:p>
      <text:p text:style-name="P16">chi|percentile: 32.814|45</text:p>
      <text:p text:style-name="P16">min|max: 0|4999</text:p>
      <text:p text:style-name="P16">mean|deviation|variation: 2485.62|1442.1|0.580179</text:p>
      <text:p text:style-name="P16">chi|percentile: 48.6527|95</text:p>
      <text:p text:style-name="P16">min|max: 0|4999</text:p>
      <text:p text:style-name="P16">mean|deviation|variation: 2491.33|1440.59|0.578241</text:p>
      <text:p text:style-name="P16">chi|percentile: 20.053|10</text:p>
      <text:p text:style-name="P16">min|max: 0|4999</text:p>
      <text:p text:style-name="P16">mean|deviation|variation: 2493.47|1443.32|0.57884</text:p>
      <text:p text:style-name="P16">chi|percentile: 37.224|65</text:p>
      <text:p text:style-name="P16">min|max: 0|4999</text:p>
      <text:p text:style-name="P16">mean|deviation|variation: 2483.11|1442.72|0.581013</text:p>
      <text:p text:style-name="P16">chi|percentile: 39.492|75</text:p>
      <text:p text:style-name="P16">min|max: 0|4999</text:p>
      <text:p text:style-name="P16">mean|deviation|variation: 2499.99|1446.81|0.578728</text:p>
      <text:p text:style-name="P16">chi|percentile: 34.1837|50</text:p>
      <text:p text:style-name="P16">min|max: 0|4999</text:p>
      <text:p text:style-name="P16">mean|deviation|variation: 2496.3|1441.71|0.577541</text:p>
      <text:p text:style-name="P16">chi|percentile: 29.2043|30</text:p>
      <text:p text:style-name="P16">min|max: 0|4999</text:p>
      <text:p text:style-name="P16">mean|deviation|variation: 2500.32|1441.9|0.576684</text:p>
      <text:p text:style-name="P16">chi|percentile: 37.7|70</text:p>
      <text:p text:style-name="P16">min|max: 0|4999</text:p>
      <text:p text:style-name="P16">mean|deviation|variation: 2501.15|1444.21|0.577418</text:p>
      <text:p text:style-name="P16">chi|percentile: 23.532|20</text:p>
      <text:p text:style-name="P16">CHI MEAN:34.414</text:p>
      <text:p text:style-name="P16">PERCENTILE MEAN:54</text:p>
      <text:p text:style-name="P16"/>
      <text:p text:style-name="P16"/>
      <text:p text:style-name="P16"/>
      <text:p text:style-name="P13"><text:soft-page-break/>Результаты линейного конгруэнтного метода</text:p>
      <text:p text:style-name="P14">min|max: 0|4999</text:p>
      <text:p text:style-name="P14">mean|deviation|variation: 2497.69|1449.97|0.580523</text:p>
      <text:p text:style-name="P14">chi|percentile: 28.2057|25</text:p>
      <text:p text:style-name="P14">min|max: 0|4999</text:p>
      <text:p text:style-name="P14">mean|deviation|variation: 2505.3|1443.79|0.576296</text:p>
      <text:p text:style-name="P14">chi|percentile: 31.9297|40</text:p>
      <text:p text:style-name="P14">min|max: 0|4999</text:p>
      <text:p text:style-name="P14">mean|deviation|variation: 2497.88|1438.02|0.575697</text:p>
      <text:p text:style-name="P14">chi|percentile: 43.0247|85</text:p>
      <text:p text:style-name="P14">min|max: 0|4999</text:p>
      <text:p text:style-name="P14">mean|deviation|variation: 2507.76|1448.24|0.577502</text:p>
      <text:p text:style-name="P14">chi|percentile: 33.983|50</text:p>
      <text:p text:style-name="P14">min|max: 0|4999</text:p>
      <text:p text:style-name="P14">mean|deviation|variation: 2494.65|1441.04|0.577651</text:p>
      <text:p text:style-name="P14">chi|percentile: 28.0027|25</text:p>
      <text:p text:style-name="P14">min|max: 0|4999</text:p>
      <text:p text:style-name="P14">mean|deviation|variation: 2491.7|1440.89|0.578277</text:p>
      <text:p text:style-name="P14">chi|percentile: 32.702|45</text:p>
      <text:p text:style-name="P14">min|max: 0|4999</text:p>
      <text:p text:style-name="P14">mean|deviation|variation: 2503.81|1448.6|0.578556</text:p>
      <text:p text:style-name="P14">chi|percentile: 29.4307|30</text:p>
      <text:p text:style-name="P14">min|max: 0|4999</text:p>
      <text:p text:style-name="P14">mean|deviation|variation: 2501.11|1446.16|0.578207</text:p>
      <text:p text:style-name="P14">chi|percentile: 31.4467|40</text:p>
      <text:p text:style-name="P14">min|max: 0|4999</text:p>
      <text:p text:style-name="P14">mean|deviation|variation: 2511.24|1445.1|0.575453</text:p>
      <text:p text:style-name="P14">chi|percentile: 34.956|55</text:p>
      <text:p text:style-name="P14">min|max: 0|4999</text:p>
      <text:p text:style-name="P14">mean|deviation|variation: 2492.96|1446.73|0.580325</text:p>
      <text:p text:style-name="P14">chi|percentile: 33.423|50</text:p>
      <text:p text:style-name="P14">CHI MEAN:32.7104</text:p>
      <text:p text:style-name="P14">PERCENTILE MEAN:44.5</text:p>
      <text:p text:style-name="P14"/>
      <text:p text:style-name="P14"/>
      <text:p text:style-name="P14"/>
      <text:p text:style-name="P5"><text:soft-page-break/>Выводы:</text:p>
      <text:p text:style-name="P4"><text:tab/>Для всех трех генераторов, есть выборки на которых критерий Хи-Квадрат <text:span text:style-name="T4">принимает значения на уровне близкому к 50% квантиле.</text:span></text:p>
      <text:p text:style-name="P4"/>
      <text:p text:style-name="P4">Можно говорить, что эти методы <text:span text:style-name="T4">случайны</text:span></text:p>
      <text:p text:style-name="P4"/>
      <text:p text:style-name="P4">Код Xorshift</text:p>
      <text:p text:style-name="P4">uint32_t generate(uint32_t&amp; state, uint32_t range)</text:p>
      <text:p text:style-name="P4">{</text:p>
      <text:p text:style-name="P4"><text:s text:c="4"/>uint32_t result = state;</text:p>
      <text:p text:style-name="P4"/>
      <text:p text:style-name="P4"><text:s text:c="4"/>// XOR shift</text:p>
      <text:p text:style-name="P4"><text:s text:c="4"/>result ^= result &lt;&lt; 13;</text:p>
      <text:p text:style-name="P4"><text:s text:c="4"/>result ^= result &gt;&gt; 17;</text:p>
      <text:p text:style-name="P4"><text:s text:c="4"/>result ^= result &lt;&lt; 5;</text:p>
      <text:p text:style-name="P4"/>
      <text:p text:style-name="P4"><text:s text:c="4"/>state = result;</text:p>
      <text:p text:style-name="P4"/>
      <text:p text:style-name="P4"><text:s text:c="4"/>return result % range;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Код линейного конгруентного метода</text:p>
      <text:p text:style-name="P6"><text:soft-page-break/><text:s text:c="4"/>uint32_t generate(uint32_t &amp;state, uint32_t range) {</text:p>
      <text:p text:style-name="P6"><text:s text:c="8"/>// constants suggested by glibc</text:p>
      <text:p text:style-name="P6"><text:s text:c="8"/>constexpr std::size_t mod = 2147483648;</text:p>
      <text:p text:style-name="P6"><text:s text:c="8"/>constexpr std::size_t koef = 1103515245;</text:p>
      <text:p text:style-name="P6"><text:s text:c="8"/>constexpr std::size_t addition = 12345;</text:p>
      <text:p text:style-name="P6"/>
      <text:p text:style-name="P6"><text:s text:c="8"/>state = (state * koef + addition) % mod;</text:p>
      <text:p text:style-name="P6"/>
      <text:p text:style-name="P6"><text:s text:c="8"/>return state % range;</text:p>
      <text:p text:style-name="P6"><text:s text:c="4"/>}</text:p>
      <text:p text:style-name="P2"/>
      <text:p text:style-name="P6">Код обертки над <text:span text:style-name="T2">rand</text:span></text:p>
      <text:p text:style-name="P6"/>
      <text:p text:style-name="P7">uint32_t stdcrand(uint32_t&amp; state, uint32_t range) {</text:p>
      <text:p text:style-name="P7"><text:s text:c="4"/>return rand() % range;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Код исследования выборки</text:p>
      <text:p text:style-name="P7"><text:soft-page-break/></text:p>
      <text:p text:style-name="P7">struct result {</text:p>
      <text:p text:style-name="P7"><text:s text:c="4"/>double mean;</text:p>
      <text:p text:style-name="P7"><text:s text:c="4"/>uint32_t max;</text:p>
      <text:p text:style-name="P7"><text:s text:c="4"/>uint32_t min;</text:p>
      <text:p text:style-name="P7"><text:s text:c="4"/>double deviation;</text:p>
      <text:p text:style-name="P7"><text:s text:c="4"/>double variation;</text:p>
      <text:p text:style-name="P7"><text:s text:c="4"/>double chi_level;</text:p>
      <text:p text:style-name="P7"><text:s text:c="4"/>double accepted_chi_level;</text:p>
      <text:p text:style-name="P7"><text:s text:c="4"/>bool passed;</text:p>
      <text:p text:style-name="P7">};</text:p>
      <text:p text:style-name="P7"/>
      <text:p text:style-name="P7">std::vector&lt;result&gt; test(prng_func_ptr function, std::size_t range, std::size_t elements, std::size_t repeat,</text:p>
      <text:p text:style-name="P7"><text:s text:c="25"/>double chi_level_accepted, std::size_t dof) {</text:p>
      <text:p text:style-name="P7"/>
      <text:p text:style-name="P7"><text:s text:c="4"/>std::vector&lt;result&gt; results;</text:p>
      <text:p text:style-name="P7"><text:s text:c="4"/>double dof_koef = static_cast&lt;double&gt;(dof) / range;</text:p>
      <text:p text:style-name="P7"><text:s text:c="4"/>for (std::size_t j = 0; j &lt; repeat; j++) {</text:p>
      <text:p text:style-name="P7"><text:s text:c="8"/>result res;</text:p>
      <text:p text:style-name="P7"><text:s text:c="8"/>std::map&lt;uint32_t, uint32_t&gt; map;</text:p>
      <text:p text:style-name="P7"><text:s text:c="8"/>uint32_t state = j + 100;</text:p>
      <text:p text:style-name="P7"><text:s text:c="8"/>res.deviation = 0;</text:p>
      <text:p text:style-name="P7"><text:s text:c="8"/>res.mean = 0;</text:p>
      <text:p text:style-name="P7"><text:s text:c="8"/>res.variation = 0;</text:p>
      <text:p text:style-name="P7"><text:s text:c="8"/>double predicted_mean = static_cast&lt;double&gt;(range - 1) / 2;</text:p>
      <text:p text:style-name="P7"><text:s text:c="8"/>for (std::size_t i = 0; i &lt; elements; i++) {</text:p>
      <text:p text:style-name="P7"><text:s text:c="12"/>auto value = function(state, range);</text:p>
      <text:p text:style-name="P7"><text:s text:c="12"/>res.max = std::max(value, res.max);</text:p>
      <text:p text:style-name="P7"><text:s text:c="12"/>res.min = std::min(value, res.min);</text:p>
      <text:p text:style-name="P7"><text:s text:c="12"/>res.deviation += (predicted_mean - value) * (predicted_mean - value);</text:p>
      <text:p text:style-name="P7"><text:soft-page-break/><text:s text:c="12"/>res.mean += value;</text:p>
      <text:p text:style-name="P7"><text:s text:c="12"/>value = value*dof_koef;</text:p>
      <text:p text:style-name="P7"><text:s text:c="12"/>if (map.find(value) == map.end())</text:p>
      <text:p text:style-name="P7"><text:s text:c="16"/>map[value] = 0;</text:p>
      <text:p text:style-name="P7"><text:s text:c="12"/>map[value] += 1;</text:p>
      <text:p text:style-name="P7"><text:s text:c="8"/>}</text:p>
      <text:p text:style-name="P7"><text:s text:c="8"/>res.mean = static_cast&lt;double&gt;(res.mean) / elements;</text:p>
      <text:p text:style-name="P7"><text:s text:c="8"/>res.deviation /= elements;</text:p>
      <text:p text:style-name="P7"><text:s text:c="8"/>res.deviation = std::sqrt(res.deviation);</text:p>
      <text:p text:style-name="P7"><text:s text:c="8"/>res.variation = res.deviation / res.mean;</text:p>
      <text:p text:style-name="P7"><text:s text:c="8"/>res.accepted_chi_level = chi_level_accepted;</text:p>
      <text:p text:style-name="P7"/>
      <text:p text:style-name="P7"><text:s text:c="8"/>res.chi_level = 0;</text:p>
      <text:p text:style-name="P7"><text:s text:c="8"/>for (std::size_t i = 0; i &lt; dof; i++) {</text:p>
      <text:p text:style-name="P7"><text:s text:c="12"/>double got = 0;</text:p>
      <text:p text:style-name="P7"><text:s text:c="12"/>if (map.find(i) != map.end())</text:p>
      <text:p text:style-name="P7"><text:s text:c="16"/>got = map[i];</text:p>
      <text:p text:style-name="P7"><text:s text:c="12"/>double expected = static_cast&lt;double&gt;(elements) / dof;</text:p>
      <text:p text:style-name="P7"><text:s text:c="12"/>res.chi_level += (got - expected) * (got - expected) / expected;</text:p>
      <text:p text:style-name="P7"><text:s text:c="8"/>}</text:p>
      <text:p text:style-name="P7"><text:s text:c="8"/>res.passed = false;</text:p>
      <text:p text:style-name="P7"><text:s text:c="8"/>if (res.accepted_chi_level &gt;= res.chi_level)</text:p>
      <text:p text:style-name="P7"><text:s text:c="12"/>res.passed = true;</text:p>
      <text:p text:style-name="P7"/>
      <text:p text:style-name="P7"><text:s text:c="8"/>results.push_back(res);</text:p>
      <text:p text:style-name="P7"><text:s text:c="4"/>}</text:p>
      <text:p text:style-name="P7"><text:s text:c="4"/>return results;</text:p>
      <text:p text:style-name="P7">}</text:p>
      <text:p text:style-name="P7"/>
      <text:p text:style-name="P7"/>
      <text:p text:style-name="P2"/>
      <text:p text:style-name="P8"/>
      <text:p text:style-name="P9"><text:soft-page-break/>Весь код проекта можно посмотреть здесь:</text:p>
      <text:p text:style-name="P9">https://github.com/MarkGrin/sortringHomew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54_7e_LT_7e_Gliederung_20_1" style:display-name="master-page54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4_7e_LT_7e_Gliederung_20_2" style:display-name="master-page54~LT~Gliederung 2" style:family="paragraph" style:parent-style-name="master-page54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4_7e_LT_7e_Gliederung_20_3" style:display-name="master-page54~LT~Gliederung 3" style:family="paragraph" style:parent-style-name="master-page54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4_7e_LT_7e_Gliederung_20_4" style:display-name="master-page54~LT~Gliederung 4" style:family="paragraph" style:parent-style-name="master-page54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4_7e_LT_7e_Gliederung_20_5" style:display-name="master-page54~LT~Gliederung 5" style:family="paragraph" style:parent-style-name="master-page54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4_7e_LT_7e_Gliederung_20_6" style:display-name="master-page54~LT~Gliederung 6" style:family="paragraph" style:parent-style-name="master-page54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4_7e_LT_7e_Gliederung_20_7" style:display-name="master-page54~LT~Gliederung 7" style:family="paragraph" style:parent-style-name="master-page54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4_7e_LT_7e_Gliederung_20_8" style:display-name="master-page54~LT~Gliederung 8" style:family="paragraph" style:parent-style-name="master-page54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4_7e_LT_7e_Gliederung_20_9" style:display-name="master-page54~LT~Gliederung 9" style:family="paragraph" style:parent-style-name="master-page54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4_7e_LT_7e_Titel" style:display-name="master-page54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4_7e_LT_7e_Untertitel" style:display-name="master-page54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4_7e_LT_7e_Notizen" style:display-name="master-page54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4_7e_LT_7e_Hintergrundobjekte" style:display-name="master-page5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4_7e_LT_7e_Hintergrund" style:display-name="master-page5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1" style:display-name="master-page20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_7e_LT_7e_Gliederung_20_2" style:display-name="master-page20~LT~Gliederung 2" style:family="paragraph" style:parent-style-name="master-page20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0_7e_LT_7e_Gliederung_20_3" style:display-name="master-page20~LT~Gliederung 3" style:family="paragraph" style:parent-style-name="master-page20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0_7e_LT_7e_Gliederung_20_4" style:display-name="master-page20~LT~Gliederung 4" style:family="paragraph" style:parent-style-name="master-page20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5" style:display-name="master-page20~LT~Gliederung 5" style:family="paragraph" style:parent-style-name="master-page20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6" style:display-name="master-page20~LT~Gliederung 6" style:family="paragraph" style:parent-style-name="master-page20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7" style:display-name="master-page20~LT~Gliederung 7" style:family="paragraph" style:parent-style-name="master-page20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8" style:display-name="master-page20~LT~Gliederung 8" style:family="paragraph" style:parent-style-name="master-page20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9" style:display-name="master-page20~LT~Gliederung 9" style:family="paragraph" style:parent-style-name="master-page20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Titel" style:display-name="master-page2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_7e_LT_7e_Untertitel" style:display-name="master-page20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_7e_LT_7e_Notizen" style:display-name="master-page20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_7e_LT_7e_Hintergrundobjekte" style:display-name="master-page2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0_7e_LT_7e_Hintergrund" style:display-name="master-page2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3_7e_LT_7e_Gliederung_20_1" style:display-name="master-page3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3_7e_LT_7e_Gliederung_20_2" style:display-name="master-page33~LT~Gliederung 2" style:family="paragraph" style:parent-style-name="master-page3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3_7e_LT_7e_Gliederung_20_3" style:display-name="master-page33~LT~Gliederung 3" style:family="paragraph" style:parent-style-name="master-page3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3_7e_LT_7e_Gliederung_20_4" style:display-name="master-page33~LT~Gliederung 4" style:family="paragraph" style:parent-style-name="master-page3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5" style:display-name="master-page33~LT~Gliederung 5" style:family="paragraph" style:parent-style-name="master-page3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6" style:display-name="master-page33~LT~Gliederung 6" style:family="paragraph" style:parent-style-name="master-page3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7" style:display-name="master-page33~LT~Gliederung 7" style:family="paragraph" style:parent-style-name="master-page3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8" style:display-name="master-page33~LT~Gliederung 8" style:family="paragraph" style:parent-style-name="master-page3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9" style:display-name="master-page33~LT~Gliederung 9" style:family="paragraph" style:parent-style-name="master-page3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Titel" style:display-name="master-page3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3_7e_LT_7e_Untertitel" style:display-name="master-page3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3_7e_LT_7e_Notizen" style:display-name="master-page3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3_7e_LT_7e_Hintergrundobjekte" style:display-name="master-page3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3_7e_LT_7e_Hintergrund" style:display-name="master-page3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6:26:45.566717102</meta:creation-date>
    <dc:date>2019-03-04T18:05:30.590748124</dc:date>
    <meta:editing-duration>PT6M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0" meta:paragraph-count="199" meta:word-count="602" meta:character-count="6263" meta:non-whitespace-character-count="5346"/>
  </office:meta>
</office:document-meta>
</file>